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c32e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208551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1c32e7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fo:font-weight="bold" officeooo:rsid="001ebdcb" style:font-name-asian="Helvetica-Bold" style:font-weight-asian="bold" style:font-name-complex="Helvetica-Bold" style:font-weight-complex="bold"/>
    </style:style>
    <style:style style:name="T13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officeooo:rsid="00208551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1ebdcb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492548102416" text:id="ct1404925481024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492548102704" text:id="ct1404925481027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492548102912" text:id="ct1404925481029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492548103120" text:id="ct1404925481031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492548103728" text:id="ct1404925481037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492547757216" text:id="ct1404925477572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492548102416"/><text:change-start text:change-id="ct140492548102704"/>Adopt<text:change-end text:change-id="ct140492548102704"/>ed<text:change-start text:change-id="ct140492548102912"/> as a <text:change-end text:change-id="ct140492548102912"/>NMRA <text:change-start text:change-id="ct140492548103120"/>Standard<text:change-end text:change-id="ct140492548103120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140492548103728"/><text:change-start text:change-id="ct140492547757216"/>Version History<text:change-end text:change-id="ct1404925477572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5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2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208551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bold" officeooo:rsid="001c32e7" style:font-name-asian="Helvetica-Bold" style:font-weight-asian="bold" style:font-name-complex="Helvetica-Bold" style:font-weight-complex="bold"/>
    </style:style>
    <style:style style:name="MT15" style:family="text">
      <style:text-properties style:use-window-font-color="true" fo:font-weight="bold" officeooo:rsid="001ebdcb" style:font-name-asian="Helvetica-Bold" style:font-weight-asian="bold" style:font-name-complex="Helvetica-Bold" style:font-weight-complex="bold"/>
    </style:style>
    <style:style style:name="M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7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1:52:51.002995152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Firmware Upgrade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2"><text:span text:style-name="MT12">S-</text:span><text:span text:style-name="MT13">9.7.</text:span><text:span text:style-name="MT14">4</text:span><text:span text:style-name="MT13">.</text:span><text:span text:style-name="MT15">4</text:span><text:span text:style-name="MT16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8H58M22S</meta:editing-duration>
    <meta:generator>LibreOffice/4.4.0.3$MacOSX_X86_64 LibreOffice_project/de093506bcdc5fafd9023ee680b8c60e3e0645d7</meta:generator>
    <dc:date>2016-02-08T11:52:50.904442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9" meta:character-count="476" meta:non-whitespace-character-count="404"/>
  </office:meta>
</office:document-meta>
</file>